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bf0e"/>
    </style:style>
    <style:style style:name="P2" style:family="paragraph" style:parent-style-name="Standard">
      <style:text-properties officeooo:rsid="0009bf0e" officeooo:paragraph-rsid="0009bf0e"/>
    </style:style>
    <style:style style:name="P3" style:family="paragraph" style:parent-style-name="Standard">
      <style:text-properties officeooo:rsid="000b89f7" officeooo:paragraph-rsid="000b89f7"/>
    </style:style>
    <style:style style:name="P4" style:family="paragraph" style:parent-style-name="Standard">
      <style:text-properties officeooo:rsid="000bf852" officeooo:paragraph-rsid="000b89f7"/>
    </style:style>
    <style:style style:name="P5" style:family="paragraph" style:parent-style-name="Standard">
      <style:text-properties officeooo:rsid="000bf852" officeooo:paragraph-rsid="000bf852"/>
    </style:style>
    <style:style style:name="P6" style:family="paragraph" style:parent-style-name="Standard">
      <style:text-properties officeooo:paragraph-rsid="000bf852"/>
    </style:style>
    <style:style style:name="T1" style:family="text">
      <style:text-properties officeooo:rsid="001456ed"/>
    </style:style>
    <style:style style:name="T2" style:family="text">
      <style:text-properties officeooo:rsid="0009bf0e"/>
    </style:style>
    <style:style style:name="T3" style:family="text">
      <style:text-properties officeooo:rsid="000b89f7"/>
    </style:style>
    <style:style style:name="T4" style:family="text">
      <style:text-properties officeooo:rsid="000bf852"/>
    </style:style>
    <style:style style:name="T5" style:family="text">
      <style:text-properties officeooo:rsid="000c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pan text:style-name="T2">Milestone II Application</text:span> System Test <text:span text:style-name="T1">for </text:span></text:p>
      <text:p text:style-name="P1"/>
      <text:p text:style-name="P1">## System Test</text:p>
      <text:p text:style-name="P1">1. <text:s/><text:span text:style-name="T2">Start the application</text:span></text:p>
      <text:p text:style-name="P2">2. <text:s/>Type the server location: “<text:span text:style-name="T3">localhost:8080”</text:span> when the “<text:span text:style-name="T4">Enter server location: ”</text:span>dialog pops up</text:p>
      <text:p text:style-name="P6"><text:span text:style-name="T2">3</text:span>. <text:s/>Type the username “admin” <text:span text:style-name="T2">when the “Enter username” dialog pops up</text:span></text:p>
      <text:p text:style-name="P1"><text:span text:style-name="T2">4.</text:span> <text:s/>Type the password “Admin123” <text:span text:style-name="T2">when the “Enter password” dialog pops up</text:span></text:p>
      <text:p text:style-name="P5">5. Type the number of reports: “1” <text:s/><text:span text:style-name="T2">when the “</text:span>Enter number of reports” dialog pops up</text:p>
      <text:p text:style-name="P3">5. <text:s/>Type the patientID “1000X” <text:span text:style-name="T2">when the “Enter patientID” dialog pops up</text:span></text:p>
      <text:p text:style-name="P1"/>
      <text:p text:style-name="P1">The app should now display the <text:span text:style-name="T2">message dialog:”</text:span> <text:span text:style-name="T3">Patient 10000X exists</text:span>“.</text:p>
      <text:p text:style-name="P1"/>
      <text:p text:style-name="P3">6. Type “No” when prompted for information related to the need for vasopressor support.</text:p>
      <text:p text:style-name="P3">7. Type “<text:span text:style-name="T4">Yes</text:span>” when prompted for information related to whether or not the patient is unresponsive.</text:p>
      <text:p text:style-name="P4"><text:s/></text:p>
      <text:p text:style-name="P5">The app should now display information about the patient including:</text:p>
      <text:p text:style-name="P5">- Date and time the report is generated: 2020,1,1</text:p>
      <text:p text:style-name="P5">- Patient ID: 10000X</text:p>
      <text:p text:style-name="P5">- Patient name: Charles Harris</text:p>
      <text:p text:style-name="P5">- Patient age <text:s/>(2002,8,1)</text:p>
      <text:p text:style-name="P5">- Patient location (Shanghai)</text:p>
      <text:p text:style-name="P5">- Patient body temperature (37 Celsius Degree)</text:p>
      <text:p text:style-name="P5">- Patient heart rate (150 u<text:span text:style-name="T5">n</text:span>it)</text:p>
      <text:p text:style-name="P5">- Patient respiratory rate (210 units)</text:p>
      <text:p text:style-name="P5">- Determination: Call Code Blue Team</text:p>
      <text:p text:style-name="P5">- Evidence: The patient is unresponsive so we have to Call Blue Team.</text:p>
      <text:p text:style-name="P5">- Observation requires but missed: Nothing.</text:p>
      <text:p text:style-name="P5"/>
      <text:p text:style-name="P1">## Actual Result (when reporting a bug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5:30:13.901027291</meta:creation-date>
    <dc:date>2020-11-12T16:06:29.439942717</dc:date>
    <meta:editing-duration>PT3M50S</meta:editing-duration>
    <meta:editing-cycles>1</meta:editing-cycles>
    <meta:document-statistic meta:table-count="0" meta:image-count="0" meta:object-count="0" meta:page-count="1" meta:paragraph-count="25" meta:word-count="208" meta:character-count="1256" meta:non-whitespace-character-count="1063"/>
    <meta:generator>LibreOffice/6.0.7.3$Linux_X86_64 LibreOffice_project/00m0$Build-3</meta:generator>
  </office:meta>
</office:document-meta>
</file>